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668cm" fo:min-width="4.482cm"/>
    </style:style>
    <style:style style:name="gr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766cm" fo:min-width="4.58cm"/>
    </style:style>
    <style:style style:name="gr3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767cm" fo:min-width="1.638cm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fill-image-width="0cm" draw:fill-image-height="0cm" draw:textarea-vertical-align="middle"/>
    </style:style>
    <style:style style:name="gr6" style:family="graphic" style:parent-style-name="objectwithoutfill">
      <style:graphic-properties svg:stroke-color="#000000" draw:marker-start="Arrow" draw:marker-start-width="0.305cm" draw:marker-end="" draw:marker-end-width="0.3cm" draw:fill="none" draw:fill-color="#ffffff"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0.42cm"/>
    </style:style>
    <style:style style:name="gr8" style:family="graphic" style:parent-style-name="objectwithoutfill">
      <style:graphic-properties svg:stroke-color="#000000" draw:marker-end="Arrow" draw:marker-end-width="0.305cm" draw:fill="none" draw:fill-color="#ffffff" draw:fill-image-width="0cm" draw:fill-image-height="0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7cm" fo:min-width="4.284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CMU Serif" fo:font-size="10pt" style:font-size-asian="10pt" style:font-size-complex="10pt"/>
    </style:style>
    <style:style style:name="P3" style:family="paragraph">
      <loext:graphic-properties draw:fill="none" draw:fill-color="#ffffff" draw:fill-image-width="0cm" draw:fill-image-height="0cm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style:font-name="CMU Serif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08cm" svg:height="1.016cm" svg:x="6.716cm" svg:y="1.635cm">
          <text:p text:style-name="P1"><text:span text:style-name="T1">exec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5.08cm" svg:height="1.016cm" svg:x="6.715cm" svg:y="9.763cm">
          <text:p text:style-name="P1"><text:span text:style-name="T1">add instruction to front of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08cm" svg:height="1.016cm" svg:x="6.715cm" svg:y="3.667cm">
          <text:p text:style-name="P1"><text:span text:style-name="T1">fetch instruction</text:span></text:p>
          <text:p text:style-name="P1"><text:span text:style-name="T1">from instruction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08cm" svg:height="1.016cm" svg:x="6.715cm" svg:y="11.795cm">
          <text:p text:style-name="P1"><text:span text:style-name="T1">get last instruction of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08cm" svg:height="1.016cm" svg:x="6.715cm" svg:y="5.699cm">
          <text:p text:style-name="P1"><text:span text:style-name="T1">instruction status = 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08cm" svg:height="2.54cm" svg:x="6.715cm" svg:y="13.827cm">
          <text:p text:style-name="P1"><text:span text:style-name="T1">major opcode</text:span></text:p>
          <text:p text:style-name="P1"><text:span text:style-name="T1">!= CF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5.08cm" svg:height="2.54cm" svg:x="6.715cm" svg:y="17.383cm">
          <text:p text:style-name="P1"><text:span text:style-name="T1">instruction status</text:span></text:p>
          <text:p text:style-name="P1"><text:span text:style-name="T1">&lt; stall_barri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" draw:id="id1" draw:layer="layout" svg:width="5.08cm" svg:height="2.54cm" svg:x="6.715cm" svg:y="20.939cm">
          <text:p text:style-name="P1"><text:span text:style-name="T1">case instruction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2.794cm" svg:height="1.016cm" svg:x="3.286cm" svg:y="24.876cm">
          <text:p text:style-name="P1"><text:span text:style-name="T1">cond_exec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3" draw:id="id3" draw:layer="layout" svg:width="2.794cm" svg:height="1.016cm" svg:x="6.334cm" svg:y="24.876cm">
          <text:p text:style-name="P1"><text:span text:style-name="T1">scp_read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2" draw:id="id2" draw:layer="layout" svg:width="2.794cm" svg:height="1.016cm" svg:x="9.382cm" svg:y="24.876cm">
          <text:p text:style-name="P1"><text:span text:style-name="T1">exec_op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5" draw:id="id5" draw:layer="layout" svg:width="2.794cm" svg:height="1.016cm" svg:x="12.43cm" svg:y="24.876cm">
          <text:p text:style-name="P1"><text:span text:style-name="T1">scp_writ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6" draw:id="id6" draw:layer="layout" svg:width="2.794cm" svg:height="1.016cm" svg:x="15.478cm" svg:y="24.876cm">
          <text:p text:style-name="P1"><text:span text:style-name="T1">ccr_writ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3" draw:layer="layout" svg:x1="9.255cm" svg:y1="23.479cm" svg:x2="10.779cm" svg:y2="24.876cm" draw:start-shape="id1" draw:start-glue-point="6" draw:end-shape="id2" draw:end-glue-point="0" svg:d="M9255 23479v699h1524v698" svg:viewBox="0 0 1525 1398">
          <text:p/>
        </draw:connector>
        <draw:connector draw:style-name="gr6" draw:text-style-name="P3" draw:layer="layout" svg:x1="7.731cm" svg:y1="24.876cm" svg:x2="9.255cm" svg:y2="23.479cm" draw:start-shape="id3" draw:start-glue-point="0" draw:end-shape="id1" draw:end-glue-point="6" svg:d="M7731 24876v-698h1524v-699" svg:viewBox="0 0 1525 1398">
          <text:p/>
        </draw:connector>
        <draw:connector draw:style-name="gr6" draw:text-style-name="P3" draw:layer="layout" svg:x1="4.683cm" svg:y1="24.876cm" svg:x2="9.255cm" svg:y2="23.479cm" draw:start-shape="id4" draw:start-glue-point="0" draw:end-shape="id1" draw:end-glue-point="6" svg:d="M4683 24876v-698h4572v-699" svg:viewBox="0 0 4573 1398">
          <text:p/>
        </draw:connector>
        <draw:connector draw:style-name="gr6" draw:text-style-name="P3" draw:layer="layout" svg:x1="13.827cm" svg:y1="24.876cm" svg:x2="9.255cm" svg:y2="23.479cm" draw:start-shape="id5" draw:start-glue-point="0" draw:end-shape="id1" draw:end-glue-point="6" svg:d="M13827 24876v-698h-4572v-699" svg:viewBox="0 0 4573 1398">
          <text:p/>
        </draw:connector>
        <draw:connector draw:style-name="gr6" draw:text-style-name="P3" draw:layer="layout" svg:x1="16.875cm" svg:y1="24.876cm" svg:x2="9.255cm" svg:y2="23.479cm" draw:start-shape="id6" draw:start-glue-point="0" draw:end-shape="id1" draw:end-glue-point="6" svg:d="M16875 24876v-698h-7620v-699" svg:viewBox="0 0 7621 1398">
          <text:p/>
        </draw:connector>
        <draw:frame draw:style-name="gr7" draw:text-style-name="P4" draw:layer="layout" svg:width="2.54cm" svg:height="0.67cm" svg:x="3.413cm" svg:y="23.581cm">
          <draw:text-box>
            <text:p text:style-name="P1"><text:span text:style-name="T1">INIT</text:span></text:p>
          </draw:text-box>
        </draw:frame>
        <draw:frame draw:style-name="gr7" draw:text-style-name="P4" draw:layer="layout" svg:width="2.54cm" svg:height="0.67cm" svg:x="6.461cm" svg:y="23.571cm">
          <draw:text-box>
            <text:p text:style-name="P1"><text:span text:style-name="T1">SCP_READ</text:span></text:p>
          </draw:text-box>
        </draw:frame>
        <draw:frame draw:style-name="gr7" draw:text-style-name="P4" draw:layer="layout" svg:width="2.54cm" svg:height="0.67cm" svg:x="9.509cm" svg:y="23.571cm">
          <draw:text-box>
            <text:p text:style-name="P1"><text:span text:style-name="T1">EXECUTE</text:span></text:p>
          </draw:text-box>
        </draw:frame>
        <draw:frame draw:style-name="gr7" draw:text-style-name="P4" draw:layer="layout" svg:width="2.794cm" svg:height="0.67cm" svg:x="12.43cm" svg:y="23.571cm">
          <draw:text-box>
            <text:p text:style-name="P1"><text:span text:style-name="T1">SCP_WRITE</text:span></text:p>
          </draw:text-box>
        </draw:frame>
        <draw:frame draw:style-name="gr7" draw:text-style-name="P4" draw:layer="layout" svg:width="2.54cm" svg:height="0.67cm" svg:x="15.605cm" svg:y="23.571cm">
          <draw:text-box>
            <text:p text:style-name="P1"><text:span text:style-name="T1">TRY_CCR</text:span></text:p>
          </draw:text-box>
        </draw:frame>
        <draw:connector draw:style-name="gr5" draw:text-style-name="P3" draw:layer="layout" svg:x1="9.255cm" svg:y1="16.367cm" svg:x2="9.255cm" svg:y2="17.383cm" draw:start-shape="id7" draw:start-glue-point="6" draw:end-shape="id8" draw:end-glue-point="4" svg:d="M9255 16367v1016" svg:viewBox="0 0 1 1017">
          <text:p/>
        </draw:connector>
        <draw:connector draw:style-name="gr5" draw:text-style-name="P3" draw:layer="layout" svg:x1="9.255cm" svg:y1="19.923cm" svg:x2="9.255cm" svg:y2="20.939cm" draw:start-shape="id8" draw:start-glue-point="6" draw:end-shape="id1" draw:end-glue-point="4" svg:d="M9255 19923v1016" svg:viewBox="0 0 1 1017">
          <text:p/>
        </draw:connector>
        <draw:polyline draw:style-name="gr8" draw:text-style-name="P3" draw:layer="layout" svg:width="11.983cm" svg:height="17.322cm" draw:transform="rotate (1.10706234454) translate (-1.48968847394201cm 24.7737066476838cm)" svg:viewBox="0 0 11984 17323" draw:points="6419,17323 0,4488 8973,0 11984,6020">
          <text:p/>
        </draw:polyline>
        <draw:line draw:style-name="gr5" draw:text-style-name="P3" draw:layer="layout" svg:x1="4.683cm" svg:y1="25.892cm" svg:x2="4.683cm" svg:y2="26.781cm">
          <text:p/>
        </draw:line>
        <draw:line draw:style-name="gr5" draw:text-style-name="P3" draw:layer="layout" svg:x1="7.731cm" svg:y1="25.892cm" svg:x2="7.731cm" svg:y2="26.781cm">
          <text:p/>
        </draw:line>
        <draw:line draw:style-name="gr5" draw:text-style-name="P3" draw:layer="layout" svg:x1="10.779cm" svg:y1="25.892cm" svg:x2="10.779cm" svg:y2="26.781cm">
          <text:p/>
        </draw:line>
        <draw:line draw:style-name="gr5" draw:text-style-name="P3" draw:layer="layout" svg:x1="13.827cm" svg:y1="25.892cm" svg:x2="13.827cm" svg:y2="26.781cm">
          <text:p/>
        </draw:line>
        <draw:line draw:style-name="gr5" draw:text-style-name="P3" draw:layer="layout" svg:x1="16.875cm" svg:y1="25.892cm" svg:x2="16.875cm" svg:y2="26.781cm">
          <text:p/>
        </draw:line>
        <draw:custom-shape draw:style-name="gr2" draw:text-style-name="P2" xml:id="id12" draw:id="id12" draw:layer="layout" svg:width="5.08cm" svg:height="1.016cm" svg:x="6.715cm" svg:y="7.731cm">
          <text:p text:style-name="P1"><text:span text:style-name="T1">instruction pipeline_stage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08cm" svg:height="1.016cm" svg:x="6.715cm" svg:y="28.051cm">
          <text:p text:style-name="P1"><text:span text:style-name="T1">instruction pipeline_stage +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5.08cm" svg:height="2.54cm" svg:x="6.715cm" svg:y="30.083cm">
          <text:p text:style-name="P1"><text:span text:style-name="T1">pipeline_stage &gt;=</text:span></text:p>
          <text:p text:style-name="P1"><text:span text:style-name="T1">CCR_write_sta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7" draw:id="id17" draw:layer="layout" svg:width="5.08cm" svg:height="1.016cm" svg:x="6.715cm" svg:y="33.639cm">
          <text:p text:style-name="P1"><text:span text:style-name="T1">stall_barrier = 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5.08cm" svg:height="2.54cm" svg:x="6.715cm" svg:y="35.671cm">
          <text:p text:style-name="P1"><text:span text:style-name="T1">instruction status</text:span></text:p>
          <text:p text:style-name="P1"><text:span text:style-name="T1">==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5.08cm" svg:height="1.016cm" svg:x="6.715cm" svg:y="39.227cm">
          <text:p text:style-name="P1"><text:span text:style-name="T1">delete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5.08cm" svg:height="1.016cm" svg:x="6.715cm" svg:y="39.227cm">
          <text:p text:style-name="P1"><text:span text:style-name="T1">delete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5.08cm" svg:height="2.54cm" svg:x="6.715cm" svg:y="41.259cm">
          <text:p text:style-name="P1"><text:span text:style-name="T1">any items left in list of</text:span></text:p>
          <text:p text:style-name="P1"><text:span text:style-name="T1">active instru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1" draw:id="id21" draw:layer="layout" svg:width="5.08cm" svg:height="1.016cm" svg:x="6.715cm" svg:y="44.815cm">
          <text:p text:style-name="P1"><text:span text:style-name="T1">get previous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9.256cm" svg:y1="2.651cm" svg:x2="9.255cm" svg:y2="3.667cm" draw:start-shape="id9" draw:start-glue-point="2" draw:end-shape="id10" draw:end-glue-point="0" svg:d="M9256 2651v509h-1v507" svg:viewBox="0 0 2 1017">
          <text:p/>
        </draw:connector>
        <draw:connector draw:style-name="gr9" draw:text-style-name="P5" draw:layer="layout" svg:x1="9.255cm" svg:y1="4.683cm" svg:x2="9.255cm" svg:y2="5.699cm" draw:start-shape="id10" draw:start-glue-point="2" draw:end-shape="id11" draw:end-glue-point="0" svg:d="M9255 4683v1016" svg:viewBox="0 0 1 1017">
          <text:p/>
        </draw:connector>
        <draw:connector draw:style-name="gr9" draw:text-style-name="P5" draw:layer="layout" svg:x1="9.255cm" svg:y1="6.715cm" svg:x2="9.255cm" svg:y2="7.731cm" draw:start-shape="id11" draw:start-glue-point="2" draw:end-shape="id12" draw:end-glue-point="0" svg:d="M9255 6715v1016" svg:viewBox="0 0 1 1017">
          <text:p/>
        </draw:connector>
        <draw:connector draw:style-name="gr9" draw:text-style-name="P5" draw:layer="layout" svg:x1="9.255cm" svg:y1="8.747cm" svg:x2="9.255cm" svg:y2="9.763cm" draw:start-shape="id12" draw:start-glue-point="2" draw:end-shape="id13" draw:end-glue-point="0" svg:d="M9255 8747v1016" svg:viewBox="0 0 1 1017">
          <text:p/>
        </draw:connector>
        <draw:connector draw:style-name="gr9" draw:text-style-name="P5" draw:layer="layout" svg:x1="9.255cm" svg:y1="10.779cm" svg:x2="9.255cm" svg:y2="11.795cm" draw:start-shape="id13" draw:start-glue-point="2" draw:end-shape="id14" draw:end-glue-point="0" svg:d="M9255 10779v1016" svg:viewBox="0 0 1 1017">
          <text:p/>
        </draw:connector>
        <draw:connector draw:style-name="gr9" draw:text-style-name="P5" xml:id="id26" draw:id="id26" draw:layer="layout" svg:x1="9.255cm" svg:y1="12.811cm" svg:x2="9.255cm" svg:y2="13.827cm" draw:start-shape="id14" draw:start-glue-point="2" draw:end-shape="id7" draw:end-glue-point="4" svg:d="M9255 12811v1016" svg:viewBox="0 0 1 1017">
          <text:p/>
        </draw:connector>
        <draw:connector draw:style-name="gr9" draw:text-style-name="P5" draw:layer="layout" svg:x1="9.255cm" svg:y1="29.067cm" svg:x2="9.255cm" svg:y2="30.083cm" draw:start-shape="id15" draw:start-glue-point="2" draw:end-shape="id16" draw:end-glue-point="4" svg:d="M9255 29067v1016" svg:viewBox="0 0 1 1017">
          <text:p/>
        </draw:connector>
        <draw:connector draw:style-name="gr9" draw:text-style-name="P5" draw:layer="layout" svg:x1="9.255cm" svg:y1="32.623cm" svg:x2="9.255cm" svg:y2="33.639cm" draw:start-shape="id16" draw:start-glue-point="6" draw:end-shape="id17" draw:end-glue-point="0" svg:d="M9255 32623v1016" svg:viewBox="0 0 1 1017">
          <text:p/>
        </draw:connector>
        <draw:connector draw:style-name="gr9" draw:text-style-name="P5" xml:id="id22" draw:id="id22" draw:layer="layout" svg:x1="9.255cm" svg:y1="34.655cm" svg:x2="9.255cm" svg:y2="35.671cm" draw:start-shape="id17" draw:start-glue-point="2" draw:end-shape="id18" draw:end-glue-point="4" svg:d="M9255 34655v1016" svg:viewBox="0 0 1 1017">
          <text:p/>
        </draw:connector>
        <draw:connector draw:style-name="gr9" draw:text-style-name="P5" draw:layer="layout" svg:x1="9.255cm" svg:y1="38.211cm" svg:x2="9.255cm" svg:y2="39.227cm" draw:start-shape="id18" draw:start-glue-point="6" draw:end-shape="id19" draw:end-glue-point="0" svg:d="M9255 38211v1016" svg:viewBox="0 0 1 1017">
          <text:p/>
        </draw:connector>
        <draw:connector draw:style-name="gr9" draw:text-style-name="P5" xml:id="id23" draw:id="id23" draw:layer="layout" svg:x1="9.255cm" svg:y1="40.243cm" svg:x2="9.255cm" svg:y2="41.259cm" draw:start-shape="id19" draw:start-glue-point="2" draw:end-shape="id20" draw:end-glue-point="4" svg:d="M9255 40243v1016" svg:viewBox="0 0 1 1017">
          <text:p/>
        </draw:connector>
        <draw:connector draw:style-name="gr9" draw:text-style-name="P5" draw:layer="layout" svg:x1="9.255cm" svg:y1="43.799cm" svg:x2="9.255cm" svg:y2="44.815cm" draw:start-shape="id20" draw:start-glue-point="6" draw:end-shape="id21" draw:end-glue-point="0" svg:d="M9255 43799v1016" svg:viewBox="0 0 1 1017">
          <text:p/>
        </draw:connector>
        <draw:connector draw:style-name="gr9" draw:text-style-name="P5" draw:layer="layout" svg:x1="11.795cm" svg:y1="31.353cm" svg:x2="9.255cm" svg:y2="35.163cm" draw:start-shape="id16" draw:start-glue-point="7" draw:end-shape="id22" draw:end-glue-point="0" svg:d="M11795 31353h502v3810h-3042" svg:viewBox="0 0 3043 3811">
          <text:p/>
        </draw:connector>
        <draw:connector draw:style-name="gr9" draw:text-style-name="P5" draw:layer="layout" svg:x1="11.795cm" svg:y1="36.941cm" svg:x2="9.255cm" svg:y2="40.751cm" draw:start-shape="id18" draw:start-glue-point="7" draw:end-shape="id23" draw:end-glue-point="0" svg:d="M11795 36941h502v3810h-3042" svg:viewBox="0 0 3043 3811">
          <text:p/>
        </draw:connector>
        <draw:custom-shape draw:style-name="gr10" draw:text-style-name="P2" xml:id="id24" draw:id="id24" draw:layer="layout" svg:width="5.08cm" svg:height="1.016cm" svg:x="2.524cm" svg:y="46.847cm">
          <text:p text:style-name="P1"><text:span text:style-name="T1">end exec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6.715cm" svg:y1="42.529cm" svg:x2="5.064cm" svg:y2="46.847cm" draw:start-shape="id20" draw:start-glue-point="5" draw:end-shape="id24" draw:end-glue-point="0" svg:d="M6715 42529h-1651v4318" svg:viewBox="0 0 1652 4319">
          <text:p/>
        </draw:connector>
        <draw:custom-shape draw:style-name="gr4" draw:text-style-name="P2" xml:id="id25" draw:id="id25" draw:layer="layout" svg:width="2.794cm" svg:height="1.016cm" svg:x="12.557cm" svg:y="14.589cm">
          <text:p text:style-name="P1"><text:span text:style-name="T1">exec_cflow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5" draw:layer="layout" svg:x1="11.795cm" svg:y1="15.097cm" svg:x2="12.557cm" svg:y2="15.097cm" draw:start-shape="id7" draw:start-glue-point="7" draw:end-shape="id25" draw:end-glue-point="3" svg:d="M11795 15097h762" svg:viewBox="0 0 763 1">
          <text:p/>
        </draw:connector>
        <draw:frame draw:style-name="gr11" draw:text-style-name="P6" draw:layer="layout" svg:width="1.524cm" svg:height="0.762cm" svg:x="9.128cm" svg:y="16.24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9.128cm" svg:y="19.796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9.128cm" svg:y="32.496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9.128cm" svg:y="38.084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9.128cm" svg:y="43.672cm">
          <draw:text-box>
            <text:p><text:span text:style-name="T1">Yes</text:span></text:p>
          </draw:text-box>
        </draw:frame>
        <draw:frame draw:style-name="gr11" draw:text-style-name="P6" draw:layer="layout" svg:width="1.524cm" svg:height="0.762cm" svg:x="11.287cm" svg:y="14.335cm">
          <draw:text-box>
            <text:p><text:span text:style-name="T1">No</text:span></text:p>
          </draw:text-box>
        </draw:frame>
        <draw:frame draw:style-name="gr11" draw:text-style-name="P6" draw:layer="layout" svg:width="1.524cm" svg:height="0.762cm" svg:x="11.287cm" svg:y="17.891cm">
          <draw:text-box>
            <text:p><text:span text:style-name="T1">No</text:span></text:p>
          </draw:text-box>
        </draw:frame>
        <draw:frame draw:style-name="gr11" draw:text-style-name="P6" draw:layer="layout" svg:width="1.524cm" svg:height="0.762cm" svg:x="11.287cm" svg:y="30.591cm">
          <draw:text-box>
            <text:p><text:span text:style-name="T1">No</text:span></text:p>
          </draw:text-box>
        </draw:frame>
        <draw:frame draw:style-name="gr11" draw:text-style-name="P6" draw:layer="layout" svg:width="1.524cm" svg:height="0.762cm" svg:x="11.287cm" svg:y="36.179cm">
          <draw:text-box>
            <text:p><text:span text:style-name="T1">No</text:span></text:p>
          </draw:text-box>
        </draw:frame>
        <draw:frame draw:style-name="gr12" draw:text-style-name="P6" draw:layer="layout" svg:width="1.524cm" svg:height="0.67cm" svg:x="6.207cm" svg:y="41.859cm">
          <draw:text-box>
            <text:p><text:span text:style-name="T1">No</text:span></text:p>
          </draw:text-box>
        </draw:frame>
        <draw:connector draw:style-name="gr9" draw:text-style-name="P5" draw:layer="layout" draw:line-skew="6.864cm 3.301cm" svg:x1="11.795cm" svg:y1="18.653cm" svg:x2="9.255cm" svg:y2="28.051cm" draw:start-shape="id8" draw:start-glue-point="7" draw:end-shape="id15" draw:end-glue-point="0" svg:d="M11795 18653h7366v8636h-9906v762" svg:viewBox="0 0 9907 9399">
          <text:p/>
        </draw:connector>
        <draw:connector draw:style-name="gr9" draw:text-style-name="P5" draw:layer="layout" draw:line-skew="4.197cm" svg:x1="15.351cm" svg:y1="15.097cm" svg:x2="12.302cm" svg:y2="35.198cm" draw:start-shape="id25" draw:start-glue-point="1" svg:d="M15351 15097h4699v20101h-7748" svg:viewBox="0 0 7749 20102">
          <text:p/>
        </draw:connector>
        <draw:connector draw:style-name="gr9" draw:text-style-name="P5" draw:layer="layout" draw:line-skew="0cm 8.643cm" svg:x1="9.255cm" svg:y1="45.831cm" svg:x2="9.255cm" svg:y2="13.319cm" draw:start-shape="id21" draw:start-glue-point="2" draw:end-shape="id26" draw:end-glue-point="0" svg:d="M9255 45831v501h11684v-33013h-11684" svg:viewBox="0 0 11685 33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772cm" fo:page-height="49.2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09:39:52.591303790</meta:creation-date>
    <dc:date>2017-04-11T14:04:17.034100396</dc:date>
    <meta:editing-duration>PT3H37M44S</meta:editing-duration>
    <meta:editing-cycles>11</meta:editing-cycles>
    <meta:generator>LibreOffice/5.0.6.2$Linux_X86_64 LibreOffice_project/00$Build-2</meta:generator>
    <meta:document-statistic meta:object-count="71"/>
  </office:meta>
</office:document-meta>
</file>